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6a89" officeooo:paragraph-rsid="00026a89"/>
    </style:style>
    <style:style style:name="P2" style:family="paragraph" style:parent-style-name="Standard">
      <style:text-properties officeooo:rsid="00026a89" officeooo:paragraph-rsid="0003023d"/>
    </style:style>
    <style:style style:name="P3" style:family="paragraph" style:parent-style-name="Standard">
      <style:text-properties officeooo:rsid="00026a89" officeooo:paragraph-rsid="000389bb"/>
    </style:style>
    <style:style style:name="P4" style:family="paragraph" style:parent-style-name="Standard">
      <style:text-properties officeooo:rsid="00026a89" officeooo:paragraph-rsid="000495e7"/>
    </style:style>
    <style:style style:name="P5" style:family="paragraph" style:parent-style-name="Standard">
      <style:text-properties officeooo:rsid="00026a89" officeooo:paragraph-rsid="000c58af"/>
    </style:style>
    <style:style style:name="P6" style:family="paragraph" style:parent-style-name="Standard">
      <style:text-properties officeooo:rsid="00026a89" officeooo:paragraph-rsid="000e45f0"/>
    </style:style>
    <style:style style:name="P7" style:family="paragraph" style:parent-style-name="Standard">
      <style:text-properties officeooo:rsid="00026a89" officeooo:paragraph-rsid="00132d52"/>
    </style:style>
    <style:style style:name="P8" style:family="paragraph" style:parent-style-name="Standard">
      <style:text-properties officeooo:rsid="000495e7" officeooo:paragraph-rsid="000495e7"/>
    </style:style>
    <style:style style:name="P9" style:family="paragraph" style:parent-style-name="Standard">
      <style:text-properties officeooo:rsid="000495e7" officeooo:paragraph-rsid="0005c2af"/>
    </style:style>
    <style:style style:name="P10" style:family="paragraph" style:parent-style-name="Standard">
      <style:text-properties officeooo:rsid="0005c2af" officeooo:paragraph-rsid="0005c2af"/>
    </style:style>
    <style:style style:name="P11" style:family="paragraph" style:parent-style-name="Standard">
      <style:text-properties officeooo:rsid="0005c2af" officeooo:paragraph-rsid="00073436"/>
    </style:style>
    <style:style style:name="P12" style:family="paragraph" style:parent-style-name="Standard">
      <style:text-properties officeooo:rsid="00073436" officeooo:paragraph-rsid="00073436"/>
    </style:style>
    <style:style style:name="P13" style:family="paragraph" style:parent-style-name="Standard">
      <style:text-properties officeooo:rsid="0003023d" officeooo:paragraph-rsid="0003023d"/>
    </style:style>
    <style:style style:name="P14" style:family="paragraph" style:parent-style-name="Standard">
      <style:text-properties officeooo:rsid="0003023d" officeooo:paragraph-rsid="000389bb"/>
    </style:style>
    <style:style style:name="P15" style:family="paragraph" style:parent-style-name="Standard">
      <style:text-properties officeooo:rsid="000389bb" officeooo:paragraph-rsid="000389bb"/>
    </style:style>
    <style:style style:name="P16" style:family="paragraph" style:parent-style-name="Standard">
      <style:text-properties officeooo:rsid="000389bb" officeooo:paragraph-rsid="000b025e"/>
    </style:style>
    <style:style style:name="P17" style:family="paragraph" style:parent-style-name="Standard">
      <style:text-properties officeooo:rsid="0007d6c4" officeooo:paragraph-rsid="0007d6c4"/>
    </style:style>
    <style:style style:name="P18" style:family="paragraph" style:parent-style-name="Standard">
      <style:text-properties officeooo:rsid="0007d6c4" officeooo:paragraph-rsid="00090d35"/>
    </style:style>
    <style:style style:name="P19" style:family="paragraph" style:parent-style-name="Standard">
      <style:text-properties officeooo:rsid="0007d6c4" officeooo:paragraph-rsid="0014f164"/>
    </style:style>
    <style:style style:name="P20" style:family="paragraph" style:parent-style-name="Standard">
      <style:text-properties officeooo:rsid="00090d35" officeooo:paragraph-rsid="00090d35"/>
    </style:style>
    <style:style style:name="P21" style:family="paragraph" style:parent-style-name="Standard">
      <style:text-properties officeooo:rsid="000b025e" officeooo:paragraph-rsid="000b025e"/>
    </style:style>
    <style:style style:name="P22" style:family="paragraph" style:parent-style-name="Standard">
      <style:text-properties officeooo:rsid="000c58af" officeooo:paragraph-rsid="000c58af"/>
    </style:style>
    <style:style style:name="P23" style:family="paragraph" style:parent-style-name="Standard">
      <style:text-properties officeooo:rsid="000e45f0" officeooo:paragraph-rsid="000e45f0"/>
    </style:style>
    <style:style style:name="P24" style:family="paragraph" style:parent-style-name="Standard">
      <style:text-properties officeooo:rsid="0011a64e" officeooo:paragraph-rsid="000c58af"/>
    </style:style>
    <style:style style:name="P25" style:family="paragraph" style:parent-style-name="Standard">
      <style:text-properties officeooo:rsid="00132d52" officeooo:paragraph-rsid="00132d52"/>
    </style:style>
    <style:style style:name="P26" style:family="paragraph" style:parent-style-name="Standard">
      <style:text-properties officeooo:rsid="0014f164" officeooo:paragraph-rsid="0014f164"/>
    </style:style>
    <style:style style:name="P27" style:family="paragraph" style:parent-style-name="Standard">
      <style:text-properties officeooo:rsid="0014f164" officeooo:paragraph-rsid="0016d842"/>
    </style:style>
    <style:style style:name="P28" style:family="paragraph" style:parent-style-name="Standard">
      <style:text-properties officeooo:rsid="0014f164" officeooo:paragraph-rsid="0019d1d2"/>
    </style:style>
    <style:style style:name="P29" style:family="paragraph" style:parent-style-name="Standard">
      <style:text-properties officeooo:rsid="0016d842" officeooo:paragraph-rsid="0016d842"/>
    </style:style>
    <style:style style:name="P30" style:family="paragraph" style:parent-style-name="Standard">
      <style:text-properties officeooo:rsid="0018bd01" officeooo:paragraph-rsid="0018bd01"/>
    </style:style>
    <style:style style:name="P31" style:family="paragraph" style:parent-style-name="Standard">
      <style:text-properties officeooo:rsid="0019d1d2" officeooo:paragraph-rsid="0019d1d2"/>
    </style:style>
    <style:style style:name="P32" style:family="paragraph" style:parent-style-name="Standard">
      <style:text-properties officeooo:rsid="001cc9eb" officeooo:paragraph-rsid="0014f164"/>
    </style:style>
    <style:style style:name="P33" style:family="paragraph" style:parent-style-name="Standard">
      <style:text-properties officeooo:rsid="001cc9eb" officeooo:paragraph-rsid="001cc9eb"/>
    </style:style>
    <style:style style:name="P34" style:family="paragraph" style:parent-style-name="Standard">
      <style:paragraph-properties fo:text-align="center" style:justify-single-word="false"/>
      <style:text-properties fo:font-size="22pt" officeooo:rsid="001e7697" officeooo:paragraph-rsid="001e7697" style:font-size-asian="19.25pt" style:font-size-complex="22pt"/>
    </style:style>
    <style:style style:name="P35" style:family="paragraph" style:parent-style-name="Standard">
      <style:text-properties officeooo:rsid="00132d52" officeooo:paragraph-rsid="00132d52"/>
    </style:style>
    <style:style style:name="T1" style:family="text">
      <style:text-properties officeooo:rsid="0003023d"/>
    </style:style>
    <style:style style:name="T2" style:family="text">
      <style:text-properties officeooo:rsid="000495e7"/>
    </style:style>
    <style:style style:name="T3" style:family="text">
      <style:text-properties officeooo:rsid="0005c2af"/>
    </style:style>
    <style:style style:name="T4" style:family="text">
      <style:text-properties officeooo:rsid="00073436"/>
    </style:style>
    <style:style style:name="T5" style:family="text">
      <style:text-properties officeooo:rsid="00090d35"/>
    </style:style>
    <style:style style:name="T6" style:family="text">
      <style:text-properties officeooo:rsid="000a10cd"/>
    </style:style>
    <style:style style:name="T7" style:family="text">
      <style:text-properties officeooo:rsid="000b025e"/>
    </style:style>
    <style:style style:name="T8" style:family="text">
      <style:text-properties officeooo:rsid="000e45f0"/>
    </style:style>
    <style:style style:name="T9" style:family="text">
      <style:text-properties officeooo:rsid="00132d52"/>
    </style:style>
    <style:style style:name="T10" style:family="text">
      <style:text-properties officeooo:rsid="0014f164"/>
    </style:style>
    <style:style style:name="T11" style:family="text">
      <style:text-properties officeooo:rsid="0016d842"/>
    </style:style>
    <style:style style:name="T12" style:family="text">
      <style:text-properties officeooo:rsid="0019d1d2"/>
    </style:style>
    <style:style style:name="T13" style:family="text">
      <style:text-properties officeooo:rsid="002100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Homework 6</text:p>
      <text:p text:style-name="P34"/>
      <text:p text:style-name="P34"/>
      <text:p text:style-name="P34"/>
      <text:p text:style-name="P34"/>
      <text:p text:style-name="P34"/>
      <text:p text:style-name="P34"/>
      <text:p text:style-name="P34">scheme</text:p>
      <text:p text:style-name="P34"/>
      <text:p text:style-name="P34"/>
      <text:p text:style-name="P34"/>
      <text:p text:style-name="P34"/>
      <text:p text:style-name="P34"/>
      <text:p text:style-name="P34">CSC 600</text:p>
      <text:p text:style-name="P34"/>
      <text:p text:style-name="P34"/>
      <text:p text:style-name="P34"/>
      <text:p text:style-name="P34"/>
      <text:p text:style-name="P34"/>
      <text:p text:style-name="P34">28 June 2011</text:p>
      <text:p text:style-name="P34"/>
      <text:p text:style-name="P34"/>
      <text:p text:style-name="P34"/>
      <text:p text:style-name="P34"/>
      <text:p text:style-name="P34"/>
      <text:p text:style-name="P34">by Robin Pennock</text:p>
      <text:p text:style-name="P1"><text:soft-page-break/>Homework 6 CSC600 </text:p>
      <text:p text:style-name="P30">DrRacket used for development of all programs listed</text:p>
      <text:p text:style-name="P1"/>
      <text:p text:style-name="P1">1) <text:tab/>a) ((lambda(n m)(* m n))7 8)</text:p>
      <text:p text:style-name="P1"/>
      <text:p text:style-name="P1"><text:tab/>b)<text:tab/>&gt; (define (afunct a b c)(+ a b c))</text:p>
      <text:p text:style-name="P1"><text:tab/><text:tab/>&gt; (afunct 1 2 3)</text:p>
      <text:p text:style-name="P1"><text:tab/><text:tab/>6</text:p>
      <text:p text:style-name="P1"/>
      <text:p text:style-name="P2"><text:tab/>c)<text:tab/><text:span text:style-name="T1">&gt; (define alist`(1 2 3 4 5))</text:span></text:p>
      <text:p text:style-name="P13"><text:tab/><text:tab/>&gt; (list? alist)</text:p>
      <text:p text:style-name="P14"><text:tab/><text:tab/>#t</text:p>
      <text:p text:style-name="P3"/>
      <text:p text:style-name="P4"><text:tab/><text:span text:style-name="T2">d)<text:tab/>&gt; (define bla 5)</text:span></text:p>
      <text:p text:style-name="P8"><text:tab/><text:tab/>&gt; (define bla2 5)</text:p>
      <text:p text:style-name="P8"><text:tab/><text:tab/>&gt; (= bla bla2)</text:p>
      <text:p text:style-name="P8"><text:tab/><text:tab/>#t</text:p>
      <text:p text:style-name="P8"/>
      <text:p text:style-name="P9"><text:tab/><text:span text:style-name="T3">e)<text:tab/>(define (iffive n)</text:span></text:p>
      <text:p text:style-name="P10"><text:s text:c="2"/><text:tab/><text:tab/><text:tab/>(cond[(= 5 n) "Yay!"]</text:p>
      <text:p text:style-name="P10"><text:s text:c="7"/><text:tab/><text:tab/><text:tab/><text:tab/>[else "boo!"]))</text:p>
      <text:p text:style-name="P10"/>
      <text:p text:style-name="P10"><text:tab/><text:tab/>(define (printfive)5)</text:p>
      <text:p text:style-name="P10"><text:tab/><text:tab/>;</text:p>
      <text:p text:style-name="P10"><text:tab/><text:tab/>; test</text:p>
      <text:p text:style-name="P10"><text:tab/><text:tab/>&gt; (iffive(printfive))</text:p>
      <text:p text:style-name="P10"><text:tab/><text:tab/>"Yay!"</text:p>
      <text:p text:style-name="P10"/>
      <text:p text:style-name="P11"><text:tab/><text:span text:style-name="T4">f)<text:tab/>(define (iffive n)</text:span></text:p>
      <text:p text:style-name="P12"><text:s text:c="2"/><text:tab/><text:tab/><text:tab/>(cond[(= 5 n) "Yay!"]</text:p>
      <text:p text:style-name="P12"><text:s text:c="7"/><text:tab/><text:tab/><text:tab/><text:tab/>[else printstuff]))</text:p>
      <text:p text:style-name="P12"/>
      <text:p text:style-name="P12"><text:tab/><text:tab/>(define printstuff "fail")</text:p>
      <text:p text:style-name="P12"><text:tab/><text:tab/>;</text:p>
      <text:p text:style-name="P12"><text:tab/><text:tab/>;test</text:p>
      <text:p text:style-name="P12"><text:tab/><text:tab/>&gt; (iffive 7)</text:p>
      <text:p text:style-name="P12"><text:tab/><text:tab/>"fail"</text:p>
      <text:p text:style-name="P12"><text:tab/><text:tab/>&gt;</text:p>
      <text:p text:style-name="P19">2)<text:tab/>;<text:span text:style-name="T10">problem 2</text:span></text:p>
      <text:p text:style-name="P19"><text:tab/>;sum is helper function for mean</text:p>
      <text:p text:style-name="P17"><text:tab/>; <text:s text:c="2"/>this function simply calculates the sum</text:p>
      <text:p text:style-name="P17"><text:tab/>; <text:s text:c="2"/>of all list items</text:p>
      <text:p text:style-name="P17"><text:tab/>(define (sum list)</text:p>
      <text:p text:style-name="P17"><text:s text:c="2"/><text:tab/><text:tab/>(cond [ (null? list)0]</text:p>
      <text:p text:style-name="P17"><text:s text:c="8"/><text:tab/><text:tab/><text:tab/>[else (+ (car list) (sum (cdr list)))]))</text:p>
      <text:p text:style-name="P17"/>
      <text:p text:style-name="P17"><text:tab/>;helper function used by mean</text:p>
      <text:p text:style-name="P17"><text:tab/>; <text:s text:c="3"/>calculates the number of items in a list </text:p>
      <text:p text:style-name="P17"><text:tab/>(define (lengthof list)</text:p>
      <text:p text:style-name="P17"><text:soft-page-break/><text:s text:c="2"/><text:tab/><text:tab/>(cond [(empty? list) 0]</text:p>
      <text:p text:style-name="P17"><text:s text:c="7"/><text:tab/><text:tab/><text:tab/> [else (+ 1 (lengthof (cdr list)))]))</text:p>
      <text:p text:style-name="P17"><text:tab/>;returns xbar from given list</text:p>
      <text:p text:style-name="P17"><text:tab/>(define (mean list)</text:p>
      <text:p text:style-name="P17"><text:s text:c="4"/><text:tab/><text:tab/>(/ (sum list) (lengthof list)))</text:p>
      <text:p text:style-name="P17"><text:tab/>;returns sum of x^2/n</text:p>
      <text:p text:style-name="P17"><text:tab/>(define (x2 list)</text:p>
      <text:p text:style-name="P17"><text:s text:c="2"/><text:tab/>(cond[(null? list)0]</text:p>
      <text:p text:style-name="P17"><text:s text:c="7"/><text:tab/><text:tab/>[else (/ (squaresum list) (lengthof list))]))</text:p>
      <text:p text:style-name="P17"><text:tab/>;squares and adds all values of list</text:p>
      <text:p text:style-name="P17"><text:tab/>(define (squaresum list)</text:p>
      <text:p text:style-name="P17"><text:s/><text:tab/> <text:tab/>(cond[(empty? list)0]</text:p>
      <text:p text:style-name="P17"><text:s text:c="7"/><text:tab/><text:tab/><text:tab/>[else (+ (expt (car list) 2) (squaresum(cdr list)))]))</text:p>
      <text:p text:style-name="P17"/>
      <text:p text:style-name="P17"><text:tab/>;<text:span text:style-name="T5">calculate sigma using all previously defined helper functions</text:span></text:p>
      <text:p text:style-name="P17"><text:tab/>(define (sigma . list)</text:p>
      <text:p text:style-name="P17"><text:s text:c="2"/><text:tab/><text:tab/>(cond [(null? list)0]</text:p>
      <text:p text:style-name="P17"><text:s text:c="8"/><text:tab/><text:tab/><text:tab/>[else (sqrt(- (x2 list) (expt (mean list) 2)))]))</text:p>
      <text:p text:style-name="P17"/>
      <text:p text:style-name="P17"><text:tab/>;;<text:span text:style-name="T5">TEST RUN;;</text:span></text:p>
      <text:p text:style-name="P18"><text:tab/><text:span text:style-name="T5">&gt; (sigma 1 2 3 2 1)</text:span></text:p>
      <text:p text:style-name="P20"><text:tab/>0.7483314773547883</text:p>
      <text:p text:style-name="P20"><text:tab/>&gt; (sigma 1 2 3 4 5)</text:p>
      <text:p text:style-name="P20"><text:tab/>1.4142135623730951</text:p>
      <text:p text:style-name="P20"><text:tab/>&gt; </text:p>
      <text:p text:style-name="P3"/>
      <text:p text:style-name="P15">3)<text:tab/>a) <text:tab/>(define (<text:span text:style-name="T6">line </text:span>n)</text:p>
      <text:p text:style-name="P15"><text:s text:c="2"/><text:tab/><text:tab/><text:tab/>(cond [(&lt;= n 0) (<text:span text:style-name="T7">newline</text:span>)]</text:p>
      <text:p text:style-name="P15"><text:s text:c="7"/><text:tab/><text:tab/><text:tab/><text:tab/>[else (begin</text:p>
      <text:p text:style-name="P15"><text:s text:c="15"/><text:tab/><text:tab/><text:tab/><text:tab/>(display `*)</text:p>
      <text:p text:style-name="P15"><text:s text:c="15"/><text:tab/><text:tab/><text:tab/>(<text:span text:style-name="T6">line</text:span>(- n 1)))]))</text:p>
      <text:p text:style-name="P16"><text:tab/><text:span text:style-name="T7">b)<text:tab/>(define (histogram list)</text:span></text:p>
      <text:p text:style-name="P21"><text:s text:c="2"/><text:tab/><text:tab/><text:tab/>(cond [(null? list) (display "")]</text:p>
      <text:p text:style-name="P21"><text:s text:c="8"/><text:tab/><text:tab/><text:tab/><text:tab/>[else (line(car list)) (histogram(cdr list))]))</text:p>
      <text:p text:style-name="P21"/>
      <text:p text:style-name="P21"><text:tab/><text:tab/>;;TEST;;</text:p>
      <text:p text:style-name="P21"><text:tab/><text:tab/>&gt; (histogram `(1 2 3 2 1))</text:p>
      <text:p text:style-name="P21"><text:tab/><text:tab/>*</text:p>
      <text:p text:style-name="P21"><text:tab/><text:tab/>**</text:p>
      <text:p text:style-name="P21"><text:tab/><text:tab/>***</text:p>
      <text:p text:style-name="P21"><text:tab/><text:tab/>**</text:p>
      <text:p text:style-name="P21"><text:tab/><text:tab/>*</text:p>
      <text:p text:style-name="P21"><text:tab/><text:tab/>&gt; (histogram `( 1 2 32 4 23 4))</text:p>
      <text:p text:style-name="P21"><text:tab/><text:tab/>*</text:p>
      <text:p text:style-name="P21"><text:tab/><text:tab/>**</text:p>
      <text:p text:style-name="P21"><text:tab/><text:tab/>********************************</text:p>
      <text:p text:style-name="P21"><text:tab/><text:tab/>****</text:p>
      <text:p text:style-name="P21"><text:tab/><text:tab/>***********************</text:p>
      <text:p text:style-name="P21"><text:tab/><text:tab/>****</text:p>
      <text:p text:style-name="P21"><text:soft-page-break/><text:tab/><text:tab/>&gt; </text:p>
      <text:p text:style-name="P15"><text:tab/></text:p>
      <text:p text:style-name="P25">4)<text:tab/>this one was WAY harder than I thought!</text:p>
      <text:p text:style-name="P7"/>
      <text:p text:style-name="P25"><text:tab/>;Problem 4</text:p>
      <text:p text:style-name="P25"><text:tab/></text:p>
      <text:p text:style-name="P25"><text:tab/>(define (find-max X Y funct) <text:s/></text:p>
      <text:p text:style-name="P25"><text:s text:c="2"/><text:tab/>;got multiply (x-y) by 1/3 from </text:p>
      <text:p text:style-name="P25"><text:s text:c="2"/><text:tab/>; <text:s text:c="2"/>http://www41.homepage.villanova.edu/robert.styer/trisecting%20segment/</text:p>
      <text:p text:style-name="P25"><text:s text:c="2"/><text:tab/>;and </text:p>
      <text:p text:style-name="P25"><text:s text:c="2"/><text:tab/>; <text:s text:c="2"/><text:tab/><text:a xlink:type="simple" xlink:href="http://www.algebra.com/algebra/homework/Length-and-distance/Length-and-distance.faq.queston.345492.html">http://www.algebra.com/algebra/homework/Length-and-distance/Length-and-distance.faq.queston.345492.html</text:a></text:p>
      <text:p text:style-name="P25"><text:tab/></text:p>
      <text:p text:style-name="P25"><text:tab/> ;<text:span text:style-name="T13">also borrowing heavily from Dr Dujmovic's reader code!</text:span></text:p>
      <text:p text:style-name="P25"><text:s/><text:tab/> ;cant use define here since these are not identifiers</text:p>
      <text:p text:style-name="P25"><text:s/><text:tab/> ;just using general function instead of linear equation</text:p>
      <text:p text:style-name="P25"><text:s/><text:tab/> ;must use let*</text:p>
      <text:p text:style-name="P25"><text:s/><text:tab/> (let* ((trisect (/ (- Y X) 3.))</text:p>
      <text:p text:style-name="P25"><text:s/><text:tab/> <text:s text:c="7"/>(xtri (+ X trisect))</text:p>
      <text:p text:style-name="P25"><text:s/><text:tab/> <text:s text:c="7"/>(ytri (- Y trisect)))</text:p>
      <text:p text:style-name="P25"><text:s text:c="2"/><text:tab/>;meat of the work</text:p>
      <text:p text:style-name="P25"><text:s text:c="4"/><text:tab/>(cond [(&gt; X Y) </text:p>
      <text:p text:style-name="P25"><text:s text:c="11"/><text:tab/><text:tab/>(display "ERROR: first value must be larger than second")]</text:p>
      <text:p text:style-name="P25"><text:s text:c="10"/><text:tab/><text:tab/>;using abs library function</text:p>
      <text:p text:style-name="P25"><text:s text:c="10"/><text:tab/><text:tab/>;if absolute value of functX - functY then divide (X + Y)/2</text:p>
      <text:p text:style-name="P25"><text:s text:c="10"/><text:tab/><text:tab/>;basically keep running until reaching precision of 0.0000001</text:p>
      <text:p text:style-name="P25"><text:s text:c="9"/><text:tab/><text:tab/><text:tab/> [(&lt; (abs (- (funct X) (funct Y))) .0000001)</text:p>
      <text:p text:style-name="P25"><text:s text:c="11"/><text:tab/><text:tab/>;bisection</text:p>
      <text:p text:style-name="P25"><text:s text:c="11"/><text:tab/><text:tab/><text:tab/><text:tab/>(/ (+ Y X) 2.)]</text:p>
      <text:p text:style-name="P25"><text:s text:c="10"/><text:tab/><text:tab/>;elseif (funct xtri &lt; funct ytri) then findmax of X and ytri</text:p>
      <text:p text:style-name="P25"><text:s text:c="10"/><text:tab/><text:tab/>;</text:p>
      <text:p text:style-name="P25"><text:s text:c="10"/><text:tab/><text:tab/>;basically run again with a trisected Y value</text:p>
      <text:p text:style-name="P25"><text:s text:c="10"/><text:tab/><text:tab/>;recursive call</text:p>
      <text:p text:style-name="P25"><text:s text:c="10"/><text:tab/><text:tab/><text:tab/>[(&gt; (funct xtri) (funct ytri)) </text:p>
      <text:p text:style-name="P25"><text:s text:c="11"/><text:tab/><text:tab/><text:tab/><text:tab/>(find-max X ytri funct)]</text:p>
      <text:p text:style-name="P25"><text:s text:c="9"/><text:tab/><text:tab/> ;Y must be bigger than xtri</text:p>
      <text:p text:style-name="P25"><text:s text:c="10"/><text:tab/><text:tab/>;keep Y and run again with trisected x value</text:p>
      <text:p text:style-name="P25"><text:s text:c="10"/><text:tab/><text:tab/><text:tab/>[else (find-max xtri Y funct)])))</text:p>
      <text:p text:style-name="P7"/>
      <text:p text:style-name="P7"><text:tab/>;<text:span text:style-name="T9">TEST RUN;</text:span></text:p>
      <text:p text:style-name="P25"><text:tab/>&gt; (find-max -1 1 (lambda (X) (+ (- (* X X)) X)))</text:p>
      <text:p text:style-name="P25"><text:tab/>0.5000103753188725</text:p>
      <text:p text:style-name="P25"><text:tab/>&gt; (find-max -1 3 (lambda (X) (- X (* X X X))))</text:p>
      <text:p text:style-name="P25"><text:tab/>0.5773135337279747</text:p>
      <text:p text:style-name="P25"><text:tab/>&gt; (find-max -1 3 (lambda (X) (+ X (* X X X))))</text:p>
      <text:p text:style-name="P25"><text:tab/>2.9999999986059303</text:p>
      <text:p text:style-name="P25"><text:tab/>&gt; (find-max -1 3 (lambda (X) (- X (* X X))))</text:p>
      <text:p text:style-name="P25"><text:tab/>0.499935459747847</text:p>
      <text:p text:style-name="P25"><text:soft-page-break/><text:tab/>&gt; </text:p>
      <text:p text:style-name="P7"><text:tab/><text:tab/></text:p>
      <text:p text:style-name="P24">5)<text:tab/>a &amp; b)</text:p>
      <text:p text:style-name="P5"><text:tab/></text:p>
      <text:p text:style-name="P6"><text:tab/><text:span text:style-name="T8">#lang scheme</text:span></text:p>
      <text:p text:style-name="P6"/>
      <text:p text:style-name="P23"><text:tab/>;<text:span text:style-name="T10">problem 5</text:span></text:p>
      <text:p text:style-name="P23"><text:tab/>;itterative scalar-product</text:p>
      <text:p text:style-name="P23"><text:tab/>;heavily borrowed from Dr Dujmovic's code</text:p>
      <text:p text:style-name="P23"><text:tab/>;except for the second line since DrRacket hates the '&lt;&gt;' operator</text:p>
      <text:p text:style-name="P23"/>
      <text:p text:style-name="P23"><text:tab/>(define (scalar-product v1 v2)</text:p>
      <text:p text:style-name="P23"><text:tab/> <text:s/>(cond [(not(equal? (vector-length v1) (vector-length v2)))</text:p>
      <text:p text:style-name="P23"><text:tab/> <text:s text:c="8"/>(display "error: vectors not same length")]</text:p>
      <text:p text:style-name="P23"><text:tab/> <text:s text:c="7"/>[(zero? (vector-length v1))(display "error: null vector")] <text:s text:c="6"/></text:p>
      <text:p text:style-name="P23"><text:tab/> <text:s text:c="7"/>[else (let((s 0))</text:p>
      <text:p text:style-name="P23"><text:tab/> <text:s text:c="15"/>(do ((i 0 (add1 i)))</text:p>
      <text:p text:style-name="P23"><text:tab/> <text:s text:c="19"/>((&gt;= i (vector-length v1)) (display s))</text:p>
      <text:p text:style-name="P23"><text:tab/> <text:s text:c="17"/>(set! s (+ s (* (vector-ref v1 i) (vector-ref v2 i))))))]))</text:p>
      <text:p text:style-name="P23"/>
      <text:p text:style-name="P23"><text:tab/>;very similar to Dr Dujmovic's splist dot-product code</text:p>
      <text:p text:style-name="P23"/>
      <text:p text:style-name="P23"><text:tab/>(define (uselist list1 list2)</text:p>
      <text:p text:style-name="P23"><text:tab/> <text:s/>(cond[(null? (cdr list1)) (* (car list1) (car list2))]</text:p>
      <text:p text:style-name="P23"><text:tab/> <text:s text:c="6"/>[else (+ (* (car list1) (car list2))(uselist (cdr list1) (cdr list2))</text:p>
      <text:p text:style-name="P23"><text:tab/> <text:s text:c="15"/>)]))</text:p>
      <text:p text:style-name="P23"/>
      <text:p text:style-name="P23"><text:tab/>;same as scalar-product except the else statement converts the vectors</text:p>
      <text:p text:style-name="P23"><text:tab/>; <text:s text:c="2"/>to lists for easier processing</text:p>
      <text:p text:style-name="P23"/>
      <text:p text:style-name="P23"><text:tab/>(define (scalar-product-recursive v1 v2)</text:p>
      <text:p text:style-name="P23"><text:tab/> <text:s/>(cond [(not(equal? (vector-length v1) (vector-length v2)))</text:p>
      <text:p text:style-name="P23"><text:tab/> <text:s text:c="8"/>(display "error: vectors not same length")]</text:p>
      <text:p text:style-name="P23"><text:tab/> <text:s text:c="7"/>[(zero? (vector-length v1))(display "error: null vector")] <text:s text:c="7"/></text:p>
      <text:p text:style-name="P23"><text:tab/> <text:s text:c="7"/>[else (uselist (vector-&gt;list v1) (vector-&gt;list v2))]))</text:p>
      <text:p text:style-name="P22"/>
      <text:p text:style-name="P22"><text:tab/>;<text:span text:style-name="T8">TEST;</text:span></text:p>
      <text:p text:style-name="P22"/>
      <text:p text:style-name="P23"><text:tab/>&gt; (scalar-product `#(1 2 3) `#(1 2 3))</text:p>
      <text:p text:style-name="P23"><text:tab/>14</text:p>
      <text:p text:style-name="P23"><text:tab/>&gt; (scalar-product `#(1 2 3) `#(1 2))</text:p>
      <text:p text:style-name="P23"><text:tab/>error: vectors not same length</text:p>
      <text:p text:style-name="P23"><text:tab/>&gt; (scalar-product `#() `#(1 2))</text:p>
      <text:p text:style-name="P23"><text:tab/>error: vectors not same length</text:p>
      <text:p text:style-name="P23"><text:tab/>&gt; (scalar-product `#() `#())</text:p>
      <text:p text:style-name="P23"><text:tab/>error: null vector</text:p>
      <text:p text:style-name="P23"><text:tab/>&gt; (scalar-product-recursive`#(1 2 3) `#(1 2))</text:p>
      <text:p text:style-name="P23"><text:tab/>error: vectors not same length</text:p>
      <text:p text:style-name="P23"><text:tab/>&gt; (scalar-product-recursive`#() `#())</text:p>
      <text:p text:style-name="P23"><text:soft-page-break/><text:tab/>error: null vector</text:p>
      <text:p text:style-name="P23"><text:tab/>&gt; (scalar-product-recursive`#(1 2 3) `#(1 2 3))</text:p>
      <text:p text:style-name="P23"><text:tab/>14</text:p>
      <text:p text:style-name="P23"><text:tab/>&gt; (scalar-product-recursive`#(1 2 3) `#(3 2 1))</text:p>
      <text:p text:style-name="P23"><text:tab/>10</text:p>
      <text:p text:style-name="P23"><text:tab/>&gt; (scalar-product`#(1 2 3) `#(3 2 1))</text:p>
      <text:p text:style-name="P23"><text:tab/>10</text:p>
      <text:p text:style-name="P23"><text:tab/>&gt; </text:p>
      <text:p text:style-name="P23"/>
      <text:p text:style-name="P26">6 <text:tab/>a)</text:p>
      <text:p text:style-name="P26"><text:tab/></text:p>
      <text:p text:style-name="P26"><text:tab/>#lang scheme </text:p>
      <text:p text:style-name="P32"/>
      <text:p text:style-name="P33"><text:tab/>;Problem 6 a</text:p>
      <text:p text:style-name="P33"><text:tab/>;borrowing heavily from Dr Dujmovic's matrix handout</text:p>
      <text:p text:style-name="P33"><text:tab/>;this one is heavily commented to keep me losing track of variables</text:p>
      <text:p text:style-name="P33"><text:tab/>;incidently i love scheme but hate this () only syntax...</text:p>
      <text:p text:style-name="P33"><text:tab/>(define (row file rownum)</text:p>
      <text:p text:style-name="P33"><text:tab/> <text:s/>;definitions of local variables</text:p>
      <text:p text:style-name="P33"><text:tab/> <text:s/>(define openfile (open-input-file file))</text:p>
      <text:p text:style-name="P33"><text:tab/> <text:s/>;total num of rows</text:p>
      <text:p text:style-name="P33"><text:tab/> <text:s/>(define rowmax (read openfile))</text:p>
      <text:p text:style-name="P33"><text:tab/> <text:s/>;total num of cols</text:p>
      <text:p text:style-name="P33"><text:tab/> <text:s/>(define colmax (read openfile))</text:p>
      <text:p text:style-name="P33"><text:tab/> <text:s/>;had to make this function internal to be able to use</text:p>
      <text:p text:style-name="P33"><text:tab/> <text:s/>; <text:s text:c="3"/>local variables</text:p>
      <text:p text:style-name="P33"><text:tab/> <text:s/>;empty list at for storing entire row</text:p>
      <text:p text:style-name="P33"><text:tab/> <text:s/>(define outrow '())</text:p>
      <text:p text:style-name="P33"><text:tab/> <text:s/></text:p>
      <text:p text:style-name="P33"><text:tab/> <text:s/>(define (get-row row col)</text:p>
      <text:p text:style-name="P33"><text:tab/> <text:s text:c="3"/>;need to use if here 'cause multiple conds get confusing</text:p>
      <text:p text:style-name="P33"><text:tab/> <text:s text:c="3"/>;if (row == rownum) AND ( colmax &gt; col)</text:p>
      <text:p text:style-name="P33"><text:tab/> <text:s text:c="3"/>(begin (if [and (= row rownum) (&gt; colmax col)] </text:p>
      <text:p text:style-name="P33"><text:tab/> <text:s text:c="14"/>;append read of openfile to list outrow</text:p>
      <text:p text:style-name="P33"><text:tab/> <text:s text:c="14"/>(set! outrow (cons (read openfile) outrow))</text:p>
      <text:p text:style-name="P33"><text:tab/> <text:s text:c="14"/>;read char</text:p>
      <text:p text:style-name="P33"><text:tab/> <text:s text:c="14"/>(read openfile))</text:p>
      <text:p text:style-name="P33"><text:tab/> <text:s text:c="10"/>;else</text:p>
      <text:p text:style-name="P33"><text:tab/> <text:s text:c="10"/>(cond </text:p>
      <text:p text:style-name="P33"><text:tab/> <text:s text:c="12"/>;check row++ == rowmax</text:p>
      <text:p text:style-name="P33"><text:tab/> <text:s text:c="12"/>[(= (+ 1 row) rowmax)</text:p>
      <text:p text:style-name="P33"><text:tab/> <text:s text:c="13"/>;and</text:p>
      <text:p text:style-name="P33"><text:tab/> <text:s text:c="13"/>(if (&gt; col colmax) </text:p>
      <text:p text:style-name="P33"><text:tab/> <text:s text:c="17"/>(display "")</text:p>
      <text:p text:style-name="P33"><text:tab/> <text:s text:c="17"/>;get next char from next col</text:p>
      <text:p text:style-name="P33"><text:tab/> <text:s text:c="17"/>(get-row row (+ 1 col)))]</text:p>
      <text:p text:style-name="P33"><text:tab/> <text:s text:c="12"/>[(= (+ 1 col) colmax) </text:p>
      <text:p text:style-name="P33"><text:tab/> <text:s text:c="13"/>;get-row on next row</text:p>
      <text:p text:style-name="P33"><text:tab/> <text:s text:c="13"/>(get-row (+ 1 row) 0)]</text:p>
      <text:p text:style-name="P33"><text:soft-page-break/><text:tab/> <text:s text:c="12"/>;get-row on next column</text:p>
      <text:p text:style-name="P33"><text:tab/> <text:s text:c="12"/>[else (get-row row (+ 1 col))])))</text:p>
      <text:p text:style-name="P33"><text:tab/> <text:s/>(begin (set! rownum (- rownum 1))</text:p>
      <text:p text:style-name="P33"><text:tab/> <text:s/>;if specified row greater than rowmax</text:p>
      <text:p text:style-name="P33"><text:tab/> <text:s/>(cond[ (&lt; rowmax rownum)</text:p>
      <text:p text:style-name="P33"><text:tab/> <text:s text:c="5"/>(begin (display "row #") </text:p>
      <text:p text:style-name="P33"><text:tab/> <text:s text:c="12"/>(display rownum) </text:p>
      <text:p text:style-name="P33"><text:tab/> <text:s text:c="12"/>(display " does not exist ") </text:p>
      <text:p text:style-name="P33"><text:tab/> <text:s text:c="12"/>(close-input-port openfile))]</text:p>
      <text:p text:style-name="P33"><text:tab/> <text:s text:c="5"/>[else (begin </text:p>
      <text:p text:style-name="P33"><text:tab/> <text:s text:c="12"/>(get-row 0 0) </text:p>
      <text:p text:style-name="P33"><text:tab/> <text:s text:c="12"/>(close-input-port openfile) </text:p>
      <text:p text:style-name="P33"><text:tab/> <text:s text:c="12"/>;since order will be revresed as these elements</text:p>
      <text:p text:style-name="P33"><text:tab/> <text:s text:c="12"/>; <text:s text:c="2"/>were put into a list from top to bottom</text:p>
      <text:p text:style-name="P33"><text:tab/> <text:s text:c="12"/>;display reversed outrow</text:p>
      <text:p text:style-name="P33"><text:tab/> <text:s text:c="12"/>(reverse outrow))])))</text:p>
      <text:p text:style-name="P33"><text:tab/>;end row</text:p>
      <text:p text:style-name="P33"><text:tab/></text:p>
      <text:p text:style-name="P33"><text:tab/>;begin column</text:p>
      <text:p text:style-name="P33"><text:tab/></text:p>
      <text:p text:style-name="P33"><text:tab/></text:p>
      <text:p text:style-name="P33"><text:tab/>(define (col file colnum)</text:p>
      <text:p text:style-name="P33"><text:tab/> <text:s/>;definitions of local variables</text:p>
      <text:p text:style-name="P33"><text:tab/> <text:s/>(define openfile (open-input-file file))</text:p>
      <text:p text:style-name="P33"><text:tab/> <text:s/>;max num of rows in file</text:p>
      <text:p text:style-name="P33"><text:tab/> <text:s/>(define rowmax (read openfile))</text:p>
      <text:p text:style-name="P33"><text:tab/> <text:s/>;max num of columns</text:p>
      <text:p text:style-name="P33"><text:tab/> <text:s/>(define colmax (read openfile))</text:p>
      <text:p text:style-name="P33"><text:tab/> <text:s/>;empty list to be filled with chars by row</text:p>
      <text:p text:style-name="P33"><text:tab/> <text:s/>(define column '())</text:p>
      <text:p text:style-name="P33"><text:tab/> <text:s/>;imbeded function so i have access to local vars</text:p>
      <text:p text:style-name="P33"><text:tab/> <text:s/>(define (get-col row col)</text:p>
      <text:p text:style-name="P33"><text:tab/> <text:s text:c="3"/>;if (current col == colnum) then (read char from that column)</text:p>
      <text:p text:style-name="P33"><text:tab/> <text:s text:c="3"/>(begin (if (= col colnum) </text:p>
      <text:p text:style-name="P33"><text:tab/> <text:s text:c="14"/>(set! column (cons (read openfile) column))</text:p>
      <text:p text:style-name="P33"><text:tab/> <text:s text:c="14"/>(read openfile))</text:p>
      <text:p text:style-name="P33"><text:tab/> <text:s text:c="10"/>;else</text:p>
      <text:p text:style-name="P33"><text:tab/> <text:s text:c="10"/>(cond </text:p>
      <text:p text:style-name="P33"><text:tab/> <text:s text:c="12"/>;if (row++ == rowmax)</text:p>
      <text:p text:style-name="P33"><text:tab/> <text:s text:c="12"/>[(= (+ 1 row) rowmax) </text:p>
      <text:p text:style-name="P33"><text:tab/> <text:s text:c="13"/>;reached end of current row, call next row for next column car</text:p>
      <text:p text:style-name="P33"><text:tab/> <text:s text:c="13"/>(if (&lt; colmax col ) </text:p>
      <text:p text:style-name="P33"><text:tab/> <text:s text:c="17"/>(display "") </text:p>
      <text:p text:style-name="P33"><text:tab/> <text:s text:c="17"/>(get-col row (+ 1 col)))]</text:p>
      <text:p text:style-name="P33"><text:tab/> <text:s text:c="12"/>[(= (+ 1 col) colmax)</text:p>
      <text:p text:style-name="P33"><text:tab/> <text:s text:c="13"/>(get-col (+ 1 row) 0)]</text:p>
      <text:p text:style-name="P33"><text:tab/> <text:s text:c="12"/>;using row to get next line for get call to process</text:p>
      <text:p text:style-name="P33"><text:tab/> <text:s text:c="12"/>[else (get-col row (+ 1 col))])))</text:p>
      <text:p text:style-name="P33"><text:tab/> <text:s/>(begin (set! colnum (- 1 colnum))</text:p>
      <text:p text:style-name="P33"><text:soft-page-break/><text:tab/> <text:s/>;if specified col greater than colmax</text:p>
      <text:p text:style-name="P33"><text:tab/> <text:s/>(if (&gt; colnum colmax )</text:p>
      <text:p text:style-name="P33"><text:tab/> <text:s text:c="5"/>;isolted display and close</text:p>
      <text:p text:style-name="P33"><text:tab/> <text:s text:c="5"/>(begin (display "col#") </text:p>
      <text:p text:style-name="P33"><text:tab/> <text:s text:c="12"/>(display colnum) </text:p>
      <text:p text:style-name="P33"><text:tab/> <text:s text:c="12"/>(display " Does not exist") </text:p>
      <text:p text:style-name="P33"><text:tab/> <text:s text:c="12"/>(close-input-port openfile))</text:p>
      <text:p text:style-name="P33"><text:tab/> <text:s text:c="5"/>;display and close</text:p>
      <text:p text:style-name="P33"><text:tab/> <text:s text:c="5"/>(begin (get-col 0 0)</text:p>
      <text:p text:style-name="P33"><text:tab/> <text:s text:c="12"/>(close-input-port openfile)</text:p>
      <text:p text:style-name="P33"><text:tab/> <text:s text:c="12"/>;since order will be revresed as these elements</text:p>
      <text:p text:style-name="P33"><text:tab/> <text:s text:c="12"/>; <text:s text:c="2"/>were put into a list from top to bottom</text:p>
      <text:p text:style-name="P33"><text:s text:c="11"/><text:tab/><text:tab/> <text:s/>;display reversed column</text:p>
      <text:p text:style-name="P33"><text:s text:c="11"/><text:tab/><text:tab/> <text:s/>(reverse column)))))</text:p>
      <text:p text:style-name="P33"><text:s text:c="7"/></text:p>
      <text:p text:style-name="P26"/>
      <text:p text:style-name="P26"><text:tab/><text:tab/>;<text:span text:style-name="T11">TEST RUN;</text:span></text:p>
      <text:p text:style-name="P26"><text:tab/></text:p>
      <text:p text:style-name="P27"><text:tab/><text:tab/><text:span text:style-name="T11">&gt; fileloc1</text:span></text:p>
      <text:p text:style-name="P29"><text:tab/><text:tab/>"/home/rob/matrix1.dat"</text:p>
      <text:p text:style-name="P29"><text:tab/><text:tab/>&gt; (row fileloc1 1)</text:p>
      <text:p text:style-name="P29"><text:tab/><text:tab/>(1 2 3)</text:p>
      <text:p text:style-name="P29"><text:tab/><text:tab/>&gt; (row fileloc1 2)</text:p>
      <text:p text:style-name="P29"><text:tab/><text:tab/>(4 5 6)</text:p>
      <text:p text:style-name="P29"><text:tab/><text:tab/>&gt; (row fileloc1 234234)</text:p>
      <text:p text:style-name="P29"><text:tab/><text:tab/>row #234233 does not exist </text:p>
      <text:p text:style-name="P29"><text:tab/><text:tab/>&gt; (col fileloc1 1)</text:p>
      <text:p text:style-name="P29"><text:tab/><text:tab/>(1 4)</text:p>
      <text:p text:style-name="P29"><text:tab/><text:tab/>&gt; (col fileloc1 234523452345)</text:p>
      <text:p text:style-name="P29"><text:tab/><text:tab/>col #234523452344 Does not exist</text:p>
      <text:p text:style-name="P29"><text:tab/><text:tab/>&gt; </text:p>
      <text:p text:style-name="P26"><text:s text:c="7"/></text:p>
      <text:p text:style-name="P26"/>
      <text:p text:style-name="P26"><text:tab/>b) <text:tab/>I ran out of time to do this one</text:p>
      <text:p text:style-name="P26"><text:tab/><text:tab/></text:p>
      <text:p text:style-name="P26"><text:tab/><text:tab/>My idea was to make a helper function that works similar to the scalar product fu<text:span text:style-name="T11">nc</text:span>tion</text:p>
      <text:p text:style-name="P26"><text:tab/><text:tab/><text:span text:style-name="T11">that processes vector multiplication 1 line at a time</text:span></text:p>
      <text:p text:style-name="P26"/>
      <text:p text:style-name="P26"><text:tab/><text:tab/>Basically I was planning to use the (read-line) library function to go though and <text:span text:style-name="T11">grab <text:tab/><text:tab/><text:tab/>matrix data line by line until eof. And process using said helper function</text:span></text:p>
      <text:p text:style-name="P26"/>
      <text:p text:style-name="P26"><text:tab/><text:tab/><text:span text:style-name="T12">This is as far as I got</text:span></text:p>
      <text:p text:style-name="P26"/>
      <text:p text:style-name="P28"><text:tab/><text:tab/><text:span text:style-name="T12">;helper function</text:span></text:p>
      <text:p text:style-name="P31"><text:tab/><text:tab/>;used to see how long a row is</text:p>
      <text:p text:style-name="P31"><text:tab/><text:tab/>(define (lengthof list)</text:p>
      <text:p text:style-name="P31"><text:tab/><text:tab/> <text:s/>(define bla 0)<text:tab/><text:tab/></text:p>
      <text:p text:style-name="P31"><text:s/><text:tab/> <text:tab/>(cond [(empty? list) 0]</text:p>
      <text:p text:style-name="P31"><text:s/><text:tab/><text:tab/> <text:s text:c="6"/>[else (+ 1 (lengthof (cdr list)))]))</text:p>
      <text:p text:style-name="P31"><text:soft-page-break/></text:p>
      <text:p text:style-name="P31"><text:tab/><text:tab/>;multiply row helper function</text:p>
      <text:p text:style-name="P31"><text:tab/><text:tab/>;this allows me to simply do matrix multiplication row by row</text:p>
      <text:p text:style-name="P31"><text:tab/><text:tab/>;fully working function</text:p>
      <text:p text:style-name="P31"><text:tab/><text:tab/>(define (multrow lista listb)</text:p>
      <text:p text:style-name="P31"><text:s text:c="2"/><text:tab/><text:tab/>(define boundA (lengthof lista))</text:p>
      <text:p text:style-name="P31"><text:s text:c="2"/><text:tab/><text:tab/>(define boundB (lengthof listb))</text:p>
      <text:p text:style-name="P31"><text:s text:c="2"/><text:tab/><text:tab/>(define retvec(make-vector boundA))</text:p>
      <text:p text:style-name="P31"><text:s text:c="2"/><text:tab/><text:tab/>(cond[(&gt; boundB boundA)(display "ERROR: lists of different size")]</text:p>
      <text:p text:style-name="P31"><text:s text:c="2"/><text:tab/><text:tab/><text:tab/> <text:s/>[else (begin</text:p>
      <text:p text:style-name="P31"><text:s text:c="12"/><text:tab/><text:tab/>(set! boundB (- boundB 1))</text:p>
      <text:p text:style-name="P31"><text:s text:c="12"/><text:tab/><text:tab/>(do ((i 0 (+ i 1)))</text:p>
      <text:p text:style-name="P31"><text:s text:c="15"/><text:tab/><text:tab/>((&gt; i boundB))</text:p>
      <text:p text:style-name="P31"><text:s text:c="14"/><text:tab/><text:tab/> (vector-set! retvec i (* (vector-ref veca i)(vector-ref vecb i))))</text:p>
      <text:p text:style-name="P31"><text:s text:c="15"/><text:tab/><text:tab/> (define retlist(vector-&gt;list retvec))</text:p>
      <text:p text:style-name="P31"><text:s text:c="15"/><text:tab/><text:tab/> (display retlist))]))</text:p>
      <text:p text:style-name="P31"/>
      <text:p text:style-name="P31"><text:tab/><text:tab/>(define (mmul file1 file2 file3)</text:p>
      <text:p text:style-name="P31"><text:s text:c="2"/><text:tab/><text:tab/>;definitions of local variables</text:p>
      <text:p text:style-name="P31"><text:s text:c="2"/><text:tab/><text:tab/>(define openfile1 (open-input-file file1))</text:p>
      <text:p text:style-name="P31"><text:s text:c="2"/><text:tab/><text:tab/>(define openfile2 (open-input-file file2))</text:p>
      <text:p text:style-name="P31"><text:s text:c="2"/><text:tab/><text:tab/>(define openfile3 (open-input-file file3)</text:p>
      <text:p text:style-name="P31"><text:s text:c="2"/><text:tab/><text:tab/>(define row1 (read-line openfile1))</text:p>
      <text:p text:style-name="P31"><text:s text:c="2"/><text:tab/><text:tab/>(define row2 (read-ling openfile2))</text:p>
      <text:p text:style-name="P31"><text:s text:c="2"/><text:tab/><text:tab/>(define process-row)</text:p>
      <text:p text:style-name="P31"><text:s text:c="2"/><text:tab/><text:tab/><text:tab/>;convert these rows to lists</text:p>
      <text:p text:style-name="P31"><text:s text:c="4"/><text:tab/><text:tab/><text:tab/>; <text:s text:c="2"/>ran into problems here with extra chars in read</text:p>
      <text:p text:style-name="P31"><text:s text:c="4"/><text:tab/><text:tab/><text:tab/>;run lists through multrow</text:p>
      <text:p text:style-name="P31"><text:s text:c="4"/><text:tab/><text:tab/><text:tab/>;output to file3 </text:p>
      <text:p text:style-name="P31"><text:s text:c="2"/><text:tab/><text:tab/>))</text:p>
      <text:p text:style-name="P31"/>
      <text:p text:style-name="P31"><text:tab/>;TEST OF HELPER FUNCTIONS multrow;</text:p>
      <text:p text:style-name="P31"/>
      <text:p text:style-name="P31"><text:tab/>&gt; (multrow `(1 2 3 4) `(4 5 6 7))</text:p>
      <text:p text:style-name="P31"><text:tab/>(4 10 18 28)</text:p>
      <text:p text:style-name="P31"><text:tab/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4-04-23T17:20:27.200395169</meta:creation-date>
    <dc:date>2014-04-28T11:51:47.700761699</dc:date>
    <dc:creator>Rob </dc:creator>
    <meta:editing-duration>PT4H50M42S</meta:editing-duration>
    <meta:editing-cycles>24</meta:editing-cycles>
    <meta:generator>LibreOffice/4.1.3.2$Linux_X86_64 LibreOffice_project/410m0$Build-2</meta:generator>
    <meta:document-statistic meta:table-count="0" meta:image-count="0" meta:object-count="0" meta:page-count="9" meta:paragraph-count="347" meta:word-count="1528" meta:character-count="11006" meta:non-whitespace-character-count="7846"/>
  </office:meta>
</office:document-meta>
</file>